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Noto Mono" svg:font-family="'Noto Mono'" style:font-pitch="fixed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 Mono" fo:font-size="16pt" officeooo:rsid="001d7c3f" officeooo:paragraph-rsid="001d7c3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Ubuntu Mono" fo:font-size="18pt" officeooo:rsid="001d7c3f" officeooo:paragraph-rsid="001d7c3f" style:font-size-asian="15.75pt" style:font-size-complex="18pt"/>
    </style:style>
    <style:style style:name="P3" style:family="paragraph" style:parent-style-name="Standard">
      <style:paragraph-properties fo:line-height="115%" fo:text-align="start" style:justify-single-word="false"/>
      <style:text-properties style:font-name="Ubuntu Mono" fo:font-size="14pt" officeooo:paragraph-rsid="001d7c3f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Ubuntu Mono" fo:font-size="14pt" officeooo:paragraph-rsid="001e8531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fo:color="#000000" style:font-name="Ubuntu Mono" fo:font-size="16pt" fo:font-weight="normal" officeooo:rsid="001e8531" officeooo:paragraph-rsid="001e8531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color="#000000" style:font-name="Ubuntu Mono" fo:font-size="18pt" fo:font-weight="normal" officeooo:rsid="001e8531" officeooo:paragraph-rsid="001e8531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e8531" officeooo:paragraph-rsid="001e8531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e8531" officeooo:paragraph-rsid="001f2f6f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f2f6f" officeooo:paragraph-rsid="001f2f6f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f9dd7" officeooo:paragraph-rsid="001f9dd7" style:font-size-asian="15.75pt" style:font-weight-asian="normal" style:font-size-complex="18pt" style:font-weight-complex="normal"/>
    </style:style>
    <style:style style:name="P11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officeooo:rsid="001d7c3f" officeooo:paragraph-rsid="001d7c3f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officeooo:rsid="001e8531" officeooo:paragraph-rsid="001e8531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style:font-size-asian="14pt" style:font-size-complex="14pt"/>
    </style:style>
    <style:style style:name="P15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style:font-size-asian="14pt" style:font-weight-asian="normal" style:font-size-complex="16pt" style:font-weight-complex="normal"/>
    </style:style>
    <style:style style:name="P16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d7c3f" officeooo:paragraph-rsid="001d7c3f" style:font-size-asian="14pt" style:font-weight-asian="normal" style:font-size-complex="16pt" style:font-weight-complex="normal"/>
    </style:style>
    <style:style style:name="P17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e8531" officeooo:paragraph-rsid="001e8531" style:font-size-asian="14pt" style:font-weight-asian="normal" style:font-size-complex="16pt" style:font-weight-complex="normal"/>
    </style:style>
    <style:style style:name="P18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e8531" officeooo:paragraph-rsid="001e8531" style:font-size-asian="14pt" style:font-weight-asian="normal" style:font-size-complex="16pt" style:font-weight-complex="normal"/>
    </style:style>
    <style:style style:name="T1" style:family="text">
      <style:text-properties officeooo:rsid="001d7c3f"/>
    </style:style>
    <style:style style:name="T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 officeooo:rsid="001e8531" style:font-weight-asian="normal" style:font-weight-complex="normal"/>
    </style:style>
    <style:style style:name="T4" style:family="text">
      <style:text-properties fo:font-variant="normal" fo:text-transform="none" fo:color="#000000" fo:letter-spacing="normal" fo:font-style="normal" fo:font-weight="normal" officeooo:rsid="001f2f6f" style:font-weight-asian="normal" style:font-weight-complex="normal"/>
    </style:style>
    <style:style style:name="T5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6" style:family="text">
      <style:text-properties fo:font-variant="normal" fo:text-transform="none" fo:font-size="14pt" fo:letter-spacing="normal" fo:font-style="normal" style:font-size-asian="14pt" style:font-size-complex="14pt"/>
    </style:style>
    <style:style style:name="T7" style:family="text">
      <style:text-properties fo:font-variant="normal" fo:text-transform="none" fo:font-size="14pt" fo:letter-spacing="normal" fo:font-style="normal" officeooo:rsid="001f2f6f" style:font-size-asian="14pt" style:font-size-complex="14pt"/>
    </style:style>
    <style:style style:name="T8" style:family="text">
      <style:text-properties fo:font-variant="normal" fo:text-transform="none" fo:font-size="14pt" fo:letter-spacing="normal" fo:font-style="normal" officeooo:rsid="001e8531" style:font-size-asian="14pt" style:font-size-complex="14pt"/>
    </style:style>
    <style:style style:name="T9" style:family="text">
      <style:text-properties fo:font-variant="normal" fo:text-transform="none" fo:font-size="14pt" fo:letter-spacing="normal" fo:font-style="normal" officeooo:rsid="001f9dd7" style:font-size-asian="14pt" style:font-size-complex="14pt"/>
    </style:style>
    <style:style style:name="T10" style:family="text">
      <style:text-properties fo:font-variant="normal" fo:text-transform="none" fo:color="#00a933" fo:letter-spacing="normal" fo:font-style="normal" fo:font-weight="normal" officeooo:rsid="001f2f6f" style:font-weight-asian="normal" style:font-weight-complex="normal"/>
    </style:style>
    <style:style style:name="T11" style:family="text">
      <style:text-properties officeooo:rsid="001e8531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íveis de Inglês e seus Conteúdos</text:p>
      <text:p text:style-name="P2"/>
      <text:p text:style-name="P2"/>
      <text:p text:style-name="P1">A1 – Iniciante</text:p>
      <text:p text:style-name="P1"/>
      <text:p text:style-name="P4"><text:span text:style-name="T1">- </text:span><text:span text:style-name="T2">Adjetivos Comuns →</text:span><text:span text:style-name="T4"> </text:span><text:span text:style-name="T10">Check</text:span></text:p>
      <text:p text:style-name="P4"><text:span text:style-name="T2">- </text:span><text:span text:style-name="T3">Adjetivos</text:span><text:span text:style-name="T2"> Demonstrativos</text:span></text:p>
      <text:p text:style-name="P3"><text:span text:style-name="T2">- Advérbios de Frequência</text:span></text:p>
      <text:p text:style-name="P3"><text:span text:style-name="T2">- Comparativo e Superlativo</text:span></text:p>
      <text:p text:style-name="P3"><text:span text:style-name="T5">- ‘</text:span><text:span text:style-name="T2">To be going to’ – frases básicas</text:span></text:p>
      <text:p text:style-name="P3"><text:span text:style-name="T2">- Quantificadores: ‘How much’, ‘how many’ e ‘very’</text:span></text:p>
      <text:p text:style-name="P3"><text:span text:style-name="T2">- Substantivos Incontáveis mais Comuns</text:span></text:p>
      <text:p text:style-name="P3"><text:span text:style-name="T2">- Pedidos: ‘I’d like’</text:span></text:p>
      <text:p text:style-name="P3"><text:span text:style-name="T2">- Imperativos: Positivos e Negativos</text:span></text:p>
      <text:p text:style-name="P3"><text:span text:style-name="T2">- Intensificadores – Básico</text:span></text:p>
      <text:p text:style-name="P3"><text:span text:style-name="T2">- Modais Básicos: ‘can’, ‘can’t’, ‘could’, ‘couldn’t’</text:span></text:p>
      <text:p text:style-name="P3"><text:span text:style-name="T2">- Passado Simples do Verbo “to be”</text:span></text:p>
      <text:p text:style-name="P3"><text:span text:style-name="T2">- Passado Simples- Adjetivos Possessivos</text:span></text:p>
      <text:p text:style-name="P11">- Possessivos</text:p>
      <text:p text:style-name="P11">- Preposições mais Comuns</text:p>
      <text:p text:style-name="P11">- Preposições de Lugar, incluindo in/on/at</text:p>
      <text:p text:style-name="P11">- Preposições de Tempo, incluindo in/on/at (simples)</text:p>
      <text:p text:style-name="P11">- Presente Contínuo</text:p>
      <text:p text:style-name="P11">- Presente Simples</text:p>
      <text:p text:style-name="P11">- Pronomes Pessoais</text:p>
      <text:p text:style-name="P11">- Perguntas</text:p>
      <text:p text:style-name="P11">- There is/are</text:p>
      <text:p text:style-name="P11">- Verbo to be, incluindo frases interrogativas e negativas</text:p>
      <text:p text:style-name="P11">- Verbo + Gerúndio ‘ing’: like/hate/love<text:tab/></text:p>
      <text:p text:style-name="P11"/>
      <text:p text:style-name="P16">A2 – Básico</text:p>
      <text:p text:style-name="P16"/>
      <text:p text:style-name="P12">- Adjetivos – na forma comparativa utilizando ‘than’ e artigos - definidos</text:p>
      <text:p text:style-name="P14">- Adjetivos – na forma superlativa utilizando artigos definidos</text:p>
      <text:p text:style-name="P14">- Frases Adverbiais de Tempo, Lugar e Frequência</text:p>
      <text:p text:style-name="P14">- Advérbios de Frequência</text:p>
      <text:p text:style-name="P14">- Artigos – com substantivos contáveis e incontáveis</text:p>
      <text:p text:style-name="P14">- Contáveis e Incontáveis: ’much’ e ‘many’</text:p>
      <text:p text:style-name="P14">- Tempo Futuro: ‘will’ e ‘going to’</text:p>
      <text:p text:style-name="P14">- Gerúndios</text:p>
      <text:p text:style-name="P14">- Imperativos</text:p>
      <text:p text:style-name="P14"><text:soft-page-break/>- Modais – ‘can’ e ‘could’</text:p>
      <text:p text:style-name="P14">- Modais – ‘have to’</text:p>
      <text:p text:style-name="P14">- Modais – ‘should’</text:p>
      <text:p text:style-name="P14">- Passado Contínuo</text:p>
      <text:p text:style-name="P14">- Passado Simples</text:p>
      <text:p text:style-name="P14">- Phrasal Verbs mais Comuns</text:p>
      <text:p text:style-name="P14">- Possessivos – uso de ‘s, s’</text:p>
      <text:p text:style-name="P14">- Frases Preposicionais – lugar, tempo e movimento</text:p>
      <text:p text:style-name="P14">- Preposições de Tempo: on/in/at</text:p>
      <text:p text:style-name="P14">- Presente Contínuo</text:p>
      <text:p text:style-name="P14">- Presente Contínuo para falar de Futuro</text:p>
      <text:p text:style-name="P14">- Presente Perfeito</text:p>
      <text:p text:style-name="P14">- Frases Interrogativas</text:p>
      <text:p text:style-name="P14">- Verbo + Gerúndio -ing / Infinitivo: ‘like’, ’want’ – ‘would like’</text:p>
      <text:p text:style-name="P14">- Wh-questions no Passado</text:p>
      <text:p text:style-name="P14">- Condicional Zero</text:p>
      <text:p text:style-name="P14">- Primeira Condicional</text:p>
      <text:p text:style-name="P16"/>
      <text:p text:style-name="P17">B1 – Intermediário</text:p>
      <text:p text:style-name="P17"/>
      <text:p text:style-name="P13">- Advérbios</text:p>
      <text:p text:style-name="P14">- Gama maior de Intensificadores – ‘too’, ‘enough’ e outros</text:p>
      <text:p text:style-name="P14">- Comparativos e Superlativos – completo</text:p>
      <text:p text:style-name="P14">- Tag Questions Complexas</text:p>
      <text:p text:style-name="P14">- Segunda Condicional</text:p>
      <text:p text:style-name="P14">- Terceira Condicional</text:p>
      <text:p text:style-name="P14">- Conectivos – expressões e palavras de causa e efeito, contraste -etc.</text:p>
      <text:p text:style-name="P14">- Futuro Contínuo</text:p>
      <text:p text:style-name="P14">- Modais – ‘must’, ‘can’t’ dedução</text:p>
      <text:p text:style-name="P14">- Modais – ‘might’, ‘may’, ‘will’, ‘probably’</text:p>
      <text:p text:style-name="P14">- Modais – ‘should have’, ‘might have’, etc.</text:p>
      <text:p text:style-name="P14">- Modais: ‘must’, ‘have to’</text:p>
      <text:p text:style-name="P14"><text:span text:style-name="T11">- </text:span>Passado Contínuo</text:p>
      <text:p text:style-name="P14">- Passado Perfeito</text:p>
      <text:p text:style-name="P14">- Passado Simples</text:p>
      <text:p text:style-name="P14">- Termos no Tempo Passado</text:p>
      <text:p text:style-name="P14">- Phrasal Verbs, extendido</text:p>
      <text:p text:style-name="P14">- Presente Perfeito Contínuo</text:p>
      <text:p text:style-name="P14">- Presente Perfeito / Passado Simples – diferenças</text:p>
      <text:p text:style-name="P14"><text:soft-page-break/>- Reported Speech ou Discurso Reportado (em uma ampla gama de tempos verbais)</text:p>
      <text:p text:style-name="P14">- Voz Passiva Simples</text:p>
      <text:p text:style-name="P14">- Wh- Questions no Passado</text:p>
      <text:p text:style-name="P14">- Previsões – ‘will’ e ‘going to’ (simples)</text:p>
      <text:p text:style-name="P13"/>
      <text:p text:style-name="P15"/>
      <text:p text:style-name="P17">B2 – Pós-intermediário</text:p>
      <text:p text:style-name="P17"/>
      <text:p text:style-name="P13">- Adjetivos e Advérbios</text:p>
      <text:p text:style-name="P14">- Futuro Contínuo</text:p>
      <text:p text:style-name="P14">- Futuro Perfeito</text:p>
      <text:p text:style-name="P14">- Futuro Perfeito Contínuo</text:p>
      <text:p text:style-name="P14">- Condicionais Mistas</text:p>
      <text:p text:style-name="P14">- Modais – ‘can’t have’, ‘needn’t have’</text:p>
      <text:p text:style-name="P14">- Modais de dedução e especulação</text:p>
      <text:p text:style-name="P14">- Tempos Verbais de Narrativa</text:p>
      <text:p text:style-name="P14">- Voz Passiva</text:p>
      <text:p text:style-name="P14">- Passado Perfeito</text:p>
      <text:p text:style-name="P14">- Passado Perfeito Contínuo</text:p>
      <text:p text:style-name="P14">- Phrasal Verbs, extendido</text:p>
      <text:p text:style-name="P14">- Relative Clauses</text:p>
      <text:p text:style-name="P14">- Reported Speech ou Discurso Reportado</text:p>
      <text:p text:style-name="P14">- Previsões – ‘will’ e ‘going to’</text:p>
      <text:p text:style-name="P14">- Desejos</text:p>
      <text:p text:style-name="P14">- Would para expresser hábitos no Passado</text:p>
      <text:p text:style-name="P13"/>
      <text:p text:style-name="P13"/>
      <text:p text:style-name="P18">C1 – Avançado</text:p>
      <text:p text:style-name="P18"/>
      <text:p text:style-name="P13">- Formas de Futuro (revisão)</text:p>
      <text:p text:style-name="P14">- Inversão com Adverbiais Negativos</text:p>
      <text:p text:style-name="P14">- Condicionais Mistas – nas formas passado, presente e futuro</text:p>
      <text:p text:style-name="P14">- Modais no Passado</text:p>
      <text:p text:style-name="P14">- Tempos Verbais de Narrativa – para experiência, incluindo voz passiva</text:p>
      <text:p text:style-name="P14">- Todas as formas de Voz Passiva</text:p>
      <text:p text:style-name="P14">- Phrasal verbs, especialmente separação</text:p>
      <text:p text:style-name="P14">- Arrependimentos – ‘Wish’/ ‘if only’</text:p>
      <text:p text:style-name="P13"/>
      <text:p text:style-name="P5">C2 – Fluente<text:tab/></text:p>
      <text:p text:style-name="P6"><text:soft-page-break/>Estudo dos Conteúdos</text:p>
      <text:p text:style-name="P6"/>
      <text:p text:style-name="P7"/>
      <text:p text:style-name="P8">- <text:span text:style-name="T6">Adjetivos Comuns</text:span></text:p>
      <text:p text:style-name="P8"><text:span text:style-name="T6"/></text:p>
      <text:p text:style-name="P8"><text:span text:style-name="T6">→</text:span><text:span text:style-name="T7"> É o que parece, são os adjetivos mais simples e familiares usados, como cores, se algo é bom ou ruim, novo ou velho, etc.</text:span></text:p>
      <text:p text:style-name="P8"><text:span text:style-name="T7"/></text:p>
      <text:p text:style-name="P9"><text:span text:style-name="T6">Ex.: Black, new, good, great, happy, different, little, hard, etc.</text:span></text:p>
      <text:p text:style-name="P9"><text:span text:style-name="T6"/></text:p>
      <text:p text:style-name="P9"><text:span text:style-name="T6">Aplicação em frase:</text:span></text:p>
      <text:p text:style-name="P9"><text:span text:style-name="T6"/></text:p>
      <text:p text:style-name="P9"><text:span text:style-name="T6">1. It’s my brother’s birthday, he is very happy.</text:span></text:p>
      <text:p text:style-name="P9"><text:span text:style-name="T6">2. The test is hard.</text:span></text:p>
      <text:p text:style-name="P9"><text:span text:style-name="T6">3. I want a new PC.</text:span></text:p>
      <text:p text:style-name="P9"><text:span text:style-name="T6"/></text:p>
      <text:p text:style-name="P9"><text:span text:style-name="T6"/></text:p>
      <text:p text:style-name="P9"><text:span text:style-name="T6">- </text:span><text:span text:style-name="T8">Adjetivos</text:span><text:span text:style-name="T6"> Demonstrativos</text:span></text:p>
      <text:p text:style-name="P9"><text:span text:style-name="T6"/></text:p>
      <text:p text:style-name="P9"><text:span text:style-name="T6">→ </text:span><text:span text:style-name="T9">É usado para especificar algo ou alguém, em algum lugar no tempo e espaço.</text:span></text:p>
      <text:p text:style-name="P9"><text:span text:style-name="T9"/></text:p>
      <text:p text:style-name="P10"><text:span text:style-name="T6">Adjetivos demonstrativos mais usados: This, that, these and those.</text:span></text:p>
      <text:p text:style-name="P10"><text:span text:style-name="T6"/></text:p>
      <text:p text:style-name="P10"><text:span text:style-name="T6">Aplicação em frase:</text:span></text:p>
      <text:p text:style-name="P10"><text:span text:style-name="T6"/></text:p>
      <text:p text:style-name="P10"><text:span text:style-name="T6">1. This store is open.</text:span></text:p>
      <text:p text:style-name="P10"><text:span text:style-name="T6">2. That man with the red shirt.</text:span></text:p>
      <text:p text:style-name="P10"><text:span text:style-name="T6">3. These women are nice.</text:span></text:p>
      <text:p text:style-name="P10"><text:span text:style-name="T6">4. Those men are fightin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Noto Mono" svg:font-family="'Noto Mono'" style:font-pitch="fixed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8:12:53.907065781</meta:creation-date>
    <dc:date>2022-06-01T18:54:23.022375396</dc:date>
    <meta:editing-duration>PT9M17S</meta:editing-duration>
    <meta:editing-cycles>1</meta:editing-cycles>
    <meta:document-statistic meta:table-count="0" meta:image-count="0" meta:object-count="0" meta:page-count="4" meta:paragraph-count="121" meta:word-count="626" meta:character-count="3848" meta:non-whitespace-character-count="3311"/>
    <meta:generator>LibreOffice/6.4.7.2$Linux_X86_64 LibreOffice_project/40$Build-2</meta:generator>
  </office:meta>
</office:document-meta>
</file>